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egoe Print" svg:font-family="'Segoe Print'" style:font-pitch="variable"/>
    <style:font-face style:name="Gabriola" svg:font-family="Gabriola" style:font-family-generic="decorative" style:font-pitch="variable"/>
    <style:font-face style:name="Lithos Pro Regular" svg:font-family="'Lithos Pro Regular'" style:font-family-generic="decorative" style:font-pitch="variable"/>
    <style:font-face style:name="Adobe Arabic" svg:font-family="'Adobe Arabic'" style:font-family-generic="roman" style:font-pitch="variable"/>
    <style:font-face style:name="Chaparral Pro Light" svg:font-family="'Chaparral Pro Light'" style:font-family-generic="roman" style:font-pitch="variable"/>
    <style:font-face style:name="Palatino Linotype" svg:font-family="'Palatino Linotype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Brush Script Std" svg:font-family="'Brush Script Std'" style:font-family-generic="script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Gabriola" fo:font-size="12pt" fo:font-style="normal" fo:font-weight="bold" officeooo:rsid="000ecbf9" officeooo:paragraph-rsid="000ecbf9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Gabriola" fo:font-size="12pt" fo:font-style="normal" fo:font-weight="bold" officeooo:rsid="001b6bc6" officeooo:paragraph-rsid="000ecbf9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line-height="100%"/>
      <style:text-properties style:font-name="Gabriola" fo:font-size="12pt" fo:font-style="normal" fo:font-weight="bold" officeooo:rsid="0014cd25" officeooo:paragraph-rsid="000ecbf9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line-height="100%"/>
      <style:text-properties style:font-name="Gabriola" fo:font-size="12pt" fo:font-style="normal" fo:font-weight="bold" officeooo:rsid="0021562b" officeooo:paragraph-rsid="000ecbf9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Gabriola" fo:font-size="12pt" fo:font-style="normal" fo:font-weight="bold" officeooo:rsid="001e9cf2" officeooo:paragraph-rsid="000ecbf9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line-height="100%"/>
      <style:text-properties style:font-name="Gabriola" fo:font-size="12pt" fo:font-style="normal" officeooo:rsid="0014cd25" officeooo:paragraph-rsid="000ecbf9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line-height="100%"/>
      <style:text-properties style:font-name="Gabriola" fo:font-size="12pt" fo:font-style="normal" officeooo:rsid="001cb8fe" officeooo:paragraph-rsid="000ecbf9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line-height="100%"/>
      <style:text-properties style:font-name="Gabriola" fo:font-size="12pt" fo:font-style="normal" officeooo:rsid="001b6bc6" officeooo:paragraph-rsid="000ecbf9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line-height="100%"/>
      <style:text-properties style:font-name="Gabriola" fo:font-size="12pt" fo:font-style="normal" officeooo:rsid="001013a2" officeooo:paragraph-rsid="001013a2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00%"/>
      <style:text-properties style:font-name="Gabriola" fo:font-size="12pt" fo:font-style="normal" style:text-underline-style="none" fo:font-weight="bold" officeooo:rsid="0014cd25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b8fe" style:font-weight-asian="bold" style:font-weight-complex="bold"/>
    </style:style>
    <style:style style:name="T3" style:family="text">
      <style:text-properties fo:font-weight="bold" officeooo:rsid="001b6bc6" style:font-weight-asian="bold" style:font-weight-complex="bold"/>
    </style:style>
    <style:style style:name="T4" style:family="text">
      <style:text-properties officeooo:rsid="001b6bc6"/>
    </style:style>
    <style:style style:name="T5" style:family="text">
      <style:text-properties officeooo:rsid="000ecbf9"/>
    </style:style>
    <style:style style:name="gr1" style:family="graphic">
      <style:graphic-properties svg:stroke-color="#000000" draw:fill="solid" draw:fill-color="#ffff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12" svg:width="4.922cm" svg:height="4.763cm" svg:x="11.887cm" svg:y="-0.305cm"><text:p/></draw:rect><draw:rect text:anchor-type="paragraph" draw:z-index="1" draw:style-name="gr2" draw:text-style-name="P13" svg:width="1.138cm" svg:height="0.003cm" svg:x="12.178cm" svg:y="-0.305cm"><text:p/></draw:rect>Nom : ________________________________</text:p>
      <text:p text:style-name="P2"><text:span text:style-name="T5">Don </text:span>: __________________________________</text:p>
      <text:p text:style-name="P3"><text:span text:style-name="T5">Classe</text:span> : _______________________________</text:p>
      <text:p text:style-name="P1">Région d'origine : _______________________</text:p>
      <text:p text:style-name="P7"/>
      <text:p text:style-name="P7"/>
      <text:p text:style-name="P7"/>
      <text:p text:style-name="P7"><text:span text:style-name="T2">Valeurs et convictions</text:span><text:span text:style-name="T3"> :</text:span> </text:p>
      <text:p text:style-name="P7"/>
      <text:p text:style-name="P4">Traits de caractère :</text:p>
      <text:p text:style-name="P7"/>
      <text:p text:style-name="P5">Histoire passée :</text:p>
      <text:p text:style-name="P5"/>
      <text:p text:style-name="P5"/>
      <text:p text:style-name="P8"><text:tab/><text:span text:style-name="T1">Lors de l'Apocalypse, voilà ce que j'étais en train de faire :</text:span></text:p>
      <text:p text:style-name="P7"/>
      <text:p text:style-name="P6">Mutation  : </text:p>
      <text:p text:style-name="P6"/>
      <text:p text:style-name="P3">Caractéristiques :</text:p>
      <text:p text:style-name="P9">Force :</text:p>
      <text:p text:style-name="P9">Agilité :</text:p>
      <text:p text:style-name="P9">Constitution :</text:p>
      <text:p text:style-name="P7"><text:span text:style-name="T4">Perception</text:span> :</text:p>
      <text:p text:style-name="P7">Social :</text:p>
      <text:p text:style-name="P10">Education :</text:p>
      <text:p text:style-name="P10">Dessin :</text:p>
      <text:p text:style-name="P3"/>
      <text:p text:style-name="P3">Compétences :</text:p>
      <text:p text:style-name="P7">-</text:p>
      <text:p text:style-name="P7">-</text:p>
      <text:p text:style-name="P7">- </text:p>
      <text:p text:style-name="P7">- <text:s/></text:p>
      <text:p text:style-name="P11"><text:soft-page-break/></text:p>
      <text:p text:style-name="P11">Apparence :</text:p>
      <text:p text:style-name="P7"/>
      <text:p text:style-name="P7"/>
      <text:p text:style-name="P7"><text:s text:c="3"/></text:p>
      <text:p text:style-name="P7"/>
      <text:p text:style-name="P3">Inventaire :</text:p>
      <text:p text:style-name="P7">- <text:s text:c="92"/>-</text:p>
      <text:p text:style-name="P7">- <text:s text:c="92"/>- <text:s/><text:tab/></text:p>
      <text:p text:style-name="P7">- <text:s text:c="92"/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egoe Print" svg:font-family="'Segoe Print'" style:font-pitch="variable"/>
    <style:font-face style:name="Gabriola" svg:font-family="Gabriola" style:font-family-generic="decorative" style:font-pitch="variable"/>
    <style:font-face style:name="Lithos Pro Regular" svg:font-family="'Lithos Pro Regular'" style:font-family-generic="decorative" style:font-pitch="variable"/>
    <style:font-face style:name="Adobe Arabic" svg:font-family="'Adobe Arabic'" style:font-family-generic="roman" style:font-pitch="variable"/>
    <style:font-face style:name="Chaparral Pro Light" svg:font-family="'Chaparral Pro Light'" style:font-family-generic="roman" style:font-pitch="variable"/>
    <style:font-face style:name="Palatino Linotype" svg:font-family="'Palatino Linotype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Brush Script Std" svg:font-family="'Brush Script Std'" style:font-family-generic="script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1S</meta:editing-duration>
    <meta:editing-cycles>3</meta:editing-cycles>
    <meta:generator>LibreOffice/5.2.7.2$Windows_x86 LibreOffice_project/2b7f1e640c46ceb28adf43ee075a6e8b8439ed10</meta:generator>
    <dc:date>2018-12-26T18:38:42.942000000</dc:date>
    <meta:document-statistic meta:table-count="0" meta:image-count="0" meta:object-count="0" meta:page-count="2" meta:paragraph-count="28" meta:word-count="70" meta:character-count="719" meta:non-whitespace-character-count="387"/>
    <meta:user-defined meta:name="Info 1"/>
    <meta:user-defined meta:name="Info 2"/>
    <meta:user-defined meta:name="Info 3"/>
    <meta:user-defined meta:name="Info 4"/>
  </office:meta>
</office:document-meta>
</file>